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34pt"/>
    </style:style>
    <style:style style:name="co2" style:family="table-column">
      <style:table-column-properties fo:break-before="auto" style:column-width="86pt"/>
    </style:style>
    <style:style style:name="co3" style:family="table-column">
      <style:table-column-properties fo:break-before="auto" style:column-width="88.2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c2e0ae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4.35pt" svg:x="425.08pt" svg:y="166.2pt">
            <draw:object draw:notify-on-update-of-ranges="Sheet1.A1:Sheet1.A1 Sheet1.A2:Sheet1.A11 Sheet1.G1:Sheet1.G1 Sheet1.G2:Sheet1.G11 Sheet1.M1:Sheet1.N1 Sheet1.N1:Sheet1.N9 Sheet1.M1:Sheet1.M9 Sheet1.A2:Sheet1.A11 Sheet1.J1:Sheet1.J1 Sheet1.J2:Sheet1.J11 Sheet1.A2:Sheet1.A11 Sheet1.I1:Sheet1.I1 Sheet1.I2:Sheet1.I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63pt" svg:height="255.37pt" svg:x="94.37pt" svg:y="488.95pt">
            <draw:object draw:notify-on-update-of-ranges="Sheet1.A1:Sheet1.A11 Sheet1.A1:Sheet1.A1 Sheet1.C27:Sheet1.C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 table:style-name="ce1" office:value-type="string" calcext:value-type="string">
            <text:p>BSR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axCo</text:p>
          </table:table-cell>
          <table:table-cell office:value-type="string" calcext:value-type="string">
            <text:p>Power flow</text:p>
          </table:table-cell>
          <table:table-cell table:style-name="ce1" office:value-type="string" calcext:value-type="string">
            <text:p>Power</text:p>
          </table:table-cell>
          <table:table-cell office:value-type="string" calcext:value-type="string">
            <text:p>Cp</text:p>
          </table:table-cell>
          <table:table-cell table:style-name="ce1" office:value-type="string" calcext:value-type="string">
            <text:p>Power 120</text:p>
          </table:table-cell>
          <table:table-cell office:value-type="string" calcext:value-type="string">
            <text:p>Cp 120</text:p>
          </table:table-cell>
          <table:table-cell office:value-type="string" calcext:value-type="string">
            <text:p>Difference</text:p>
          </table:table-cell>
          <table:table-cell table:number-columns-repeated="2"/>
          <table:table-cell office:value-type="string" calcext:value-type="string">
            <text:p>BSR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 table:style-name="ce1" office:value-type="float" office:value="0.1" calcext:value-type="float">
            <text:p>0.1</text:p>
          </table:table-cell>
          <table:table-cell table:formula="of:=2*PI()/60*100" office:value-type="float" office:value="10.471975511966" calcext:value-type="float">
            <text:p>10.471975511966</text:p>
          </table:table-cell>
          <table:table-cell table:formula="of:=[.$B$2]*[.$B$9]/[.A2]" office:value-type="float" office:value="5.75958653158129" calcext:value-type="float">
            <text:p>5.75958653158129</text:p>
          </table:table-cell>
          <table:table-cell table:formula="of:=[.$D$6]/[.$C$6]*[.C2]" office:value-type="float" office:value="175" calcext:value-type="float">
            <text:p>175</text:p>
          </table:table-cell>
          <table:table-cell table:formula="of:=[.C2]^3/2*[.$B$18]*[.$B$17]" office:value-type="float" office:value="3783.02414063558" calcext:value-type="float">
            <text:p>3783.02414063558</text:p>
          </table:table-cell>
          <table:table-cell table:style-name="ce1" office:value-type="float" office:value="231.309697474" calcext:value-type="float">
            <text:p>231.309697474</text:p>
          </table:table-cell>
          <table:table-cell table:formula="of:=[.F2]/[.E2]" office:value-type="float" office:value="0.0611441240856417" calcext:value-type="float">
            <text:p>0.061144124085642</text:p>
          </table:table-cell>
          <table:table-cell table:style-name="ce1" office:value-type="float" office:value="235.816876606" calcext:value-type="float">
            <text:p>235.816876606</text:p>
          </table:table-cell>
          <table:table-cell table:formula="of:=[.H2]/[.E2]" office:value-type="float" office:value="0.062335546335261" calcext:value-type="float">
            <text:p>0.062335546335261</text:p>
          </table:table-cell>
          <table:table-cell table:formula="of:=([.I2]-[.G2])/[.I2]" office:value-type="float" office:value="0.0191130473648438" calcext:value-type="float">
            <text:p>0.01911304736484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/>
          <table:table-cell table:formula="of:=[.$B$2]*[.$B$9]/[.A3]" office:value-type="float" office:value="2.30383461263251" calcext:value-type="float">
            <text:p>2.30383461263251</text:p>
          </table:table-cell>
          <table:table-cell table:formula="of:=[.$D$6]/[.$C$6]*[.C3]" office:value-type="float" office:value="70" calcext:value-type="float">
            <text:p>70</text:p>
          </table:table-cell>
          <table:table-cell table:formula="of:=[.C3]^3/2*[.$B$18]*[.$B$17]" office:value-type="float" office:value="242.113545000677" calcext:value-type="float">
            <text:p>242.113545000677</text:p>
          </table:table-cell>
          <table:table-cell table:style-name="ce1" office:value-type="float" office:value="44.7832513893" calcext:value-type="float">
            <text:p>44.7832513893</text:p>
          </table:table-cell>
          <table:table-cell table:formula="of:=[.F3]/[.E3]" office:value-type="float" office:value="0.184967971904153" calcext:value-type="float">
            <text:p>0.184967971904153</text:p>
          </table:table-cell>
          <table:table-cell table:style-name="ce1" office:value-type="float" office:value="45.9061419176" calcext:value-type="float">
            <text:p>45.9061419176</text:p>
          </table:table-cell>
          <table:table-cell table:formula="of:=[.H3]/[.E3]" office:value-type="float" office:value="0.189605839348937" calcext:value-type="float">
            <text:p>0.189605839348937</text:p>
          </table:table-cell>
          <table:table-cell table:formula="of:=([.I3]-[.G3])/[.I3]" office:value-type="float" office:value="0.0244605728426395" calcext:value-type="float">
            <text:p>0.0244605728426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table:style-name="ce1" office:value-type="float" office:value="0.375" calcext:value-type="float">
            <text:p>0.375</text:p>
          </table:table-cell>
          <table:table-cell/>
          <table:table-cell table:formula="of:=[.$B$2]*[.$B$9]/[.A4]" office:value-type="float" office:value="1.53588974175501" calcext:value-type="float">
            <text:p>1.53588974175501</text:p>
          </table:table-cell>
          <table:table-cell table:formula="of:=[.$D$6]/[.$C$6]*[.C4]" office:value-type="float" office:value="46.6666666666667" calcext:value-type="float">
            <text:p>46.6666666666667</text:p>
          </table:table-cell>
          <table:table-cell table:formula="of:=[.C4]^3/2*[.$B$18]*[.$B$17]" office:value-type="float" office:value="71.7373466668673" calcext:value-type="float">
            <text:p>71.7373466668673</text:p>
          </table:table-cell>
          <table:table-cell table:style-name="ce1" office:value-type="float" office:value="16.7771858587" calcext:value-type="float">
            <text:p>16.7771858587</text:p>
          </table:table-cell>
          <table:table-cell table:formula="of:=[.F4]/[.E4]" office:value-type="float" office:value="0.233869617963564" calcext:value-type="float">
            <text:p>0.233869617963564</text:p>
          </table:table-cell>
          <table:table-cell table:style-name="ce1"/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table:style-name="ce1" office:value-type="float" office:value="0.425" calcext:value-type="float">
            <text:p>0.425</text:p>
          </table:table-cell>
          <table:table-cell/>
          <table:table-cell table:formula="of:=[.$B$2]*[.$B$9]/[.A5]" office:value-type="float" office:value="1.3551968309603" calcext:value-type="float">
            <text:p>1.3551968309603</text:p>
          </table:table-cell>
          <table:table-cell table:formula="of:=[.$D$6]/[.$C$6]*[.C5]" office:value-type="float" office:value="41.1764705882353" calcext:value-type="float">
            <text:p>41.1764705882353</text:p>
          </table:table-cell>
          <table:table-cell table:formula="of:=[.C5]^3/2*[.$B$18]*[.$B$17]" office:value-type="float" office:value="49.2801842053078" calcext:value-type="float">
            <text:p>49.2801842053078</text:p>
          </table:table-cell>
          <table:table-cell table:style-name="ce1" office:value-type="float" office:value="12.3603554173" calcext:value-type="float">
            <text:p>12.3603554173</text:p>
          </table:table-cell>
          <table:table-cell table:formula="of:=[.F5]/[.E5]" office:value-type="float" office:value="0.250817962972807" calcext:value-type="float">
            <text:p>0.250817962972807</text:p>
          </table:table-cell>
          <table:table-cell table:style-name="ce1"/>
          <table:table-cell table:number-columns-repeated="4"/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table:style-name="ce1" office:value-type="float" office:value="0.5" calcext:value-type="float">
            <text:p>0.5</text:p>
          </table:table-cell>
          <table:table-cell office:value-type="string" calcext:value-type="string">
            <text:p>r</text:p>
          </table:table-cell>
          <table:table-cell table:formula="of:=[.$B$2]*[.$B$9]/[.A6]" office:value-type="float" office:value="1.15191730631626" calcext:value-type="float">
            <text:p>1.15191730631626</text:p>
          </table:table-cell>
          <table:table-cell office:value-type="float" office:value="35" calcext:value-type="float">
            <text:p>35</text:p>
          </table:table-cell>
          <table:table-cell table:formula="of:=[.C6]^3/2*[.$B$18]*[.$B$17]" office:value-type="float" office:value="30.2641931250846" calcext:value-type="float">
            <text:p>30.2641931250846</text:p>
          </table:table-cell>
          <table:table-cell table:style-name="ce1" office:value-type="float" office:value="7.93038993609" calcext:value-type="float">
            <text:p>7.93038993609</text:p>
          </table:table-cell>
          <table:table-cell table:formula="of:=[.F6]/[.E6]" office:value-type="float" office:value="0.262038703735235" calcext:value-type="float">
            <text:p>0.262038703735235</text:p>
          </table:table-cell>
          <table:table-cell table:style-name="ce1" office:value-type="float" office:value="7.95480125861" calcext:value-type="float">
            <text:p>7.95480125861</text:p>
          </table:table-cell>
          <table:table-cell table:formula="of:=[.H6]/[.E6]" office:value-type="float" office:value="0.262845311148131" calcext:value-type="float">
            <text:p>0.262845311148131</text:p>
          </table:table-cell>
          <table:table-cell table:formula="of:=([.I6]-[.G6])/[.I6]" office:value-type="float" office:value="0.00306875328828331" calcext:value-type="float">
            <text:p>0.003068753288283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table:style-name="ce1" office:value-type="float" office:value="0.575" calcext:value-type="float">
            <text:p>0.575</text:p>
          </table:table-cell>
          <table:table-cell/>
          <table:table-cell table:formula="of:=[.$B$2]*[.$B$9]/[.A7]" office:value-type="float" office:value="1.0016672228837" calcext:value-type="float">
            <text:p>1.0016672228837</text:p>
          </table:table-cell>
          <table:table-cell table:formula="of:=[.$D$6]/[.$C$6]*[.C7]" office:value-type="float" office:value="30.4347826086956" calcext:value-type="float">
            <text:p>30.4347826086956</text:p>
          </table:table-cell>
          <table:table-cell table:formula="of:=[.C7]^3/2*[.$B$18]*[.$B$17]" office:value-type="float" office:value="19.8991982411997" calcext:value-type="float">
            <text:p>19.8991982411997</text:p>
          </table:table-cell>
          <table:table-cell table:style-name="ce1" office:value-type="float" office:value="4.93294852137" calcext:value-type="float">
            <text:p>4.93294852137</text:p>
          </table:table-cell>
          <table:table-cell table:formula="of:=[.F7]/[.E7]" office:value-type="float" office:value="0.247896847982384" calcext:value-type="float">
            <text:p>0.247896847982384</text:p>
          </table:table-cell>
          <table:table-cell table:style-name="ce1"/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table:style-name="ce1" office:value-type="float" office:value="0.625" calcext:value-type="float">
            <text:p>0.625</text:p>
          </table:table-cell>
          <table:table-cell/>
          <table:table-cell table:formula="of:=[.$B$2]*[.$B$9]/[.A8]" office:value-type="float" office:value="0.921533845053006" calcext:value-type="float">
            <text:p>0.921533845053006</text:p>
          </table:table-cell>
          <table:table-cell table:formula="of:=[.$D$6]/[.$C$6]*[.C8]" office:value-type="float" office:value="28" calcext:value-type="float">
            <text:p>28</text:p>
          </table:table-cell>
          <table:table-cell table:formula="of:=[.C8]^3/2*[.$B$18]*[.$B$17]" office:value-type="float" office:value="15.4952668800433" calcext:value-type="float">
            <text:p>15.4952668800433</text:p>
          </table:table-cell>
          <table:table-cell table:style-name="ce1" office:value-type="float" office:value="3.58593868415" calcext:value-type="float">
            <text:p>3.58593868415</text:p>
          </table:table-cell>
          <table:table-cell table:formula="of:=[.F8]/[.E8]" office:value-type="float" office:value="0.231421550329566" calcext:value-type="float">
            <text:p>0.231421550329566</text:p>
          </table:table-cell>
          <table:table-cell table:style-name="ce1"/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table:formula="of:=55/1000" office:value-type="float" office:value="0.055" calcext:value-type="float">
            <text:p>0.055</text:p>
          </table:table-cell>
          <table:table-cell table:formula="of:=[.$B$2]*[.$B$9]/[.A9]" office:value-type="float" office:value="0.767944870877505" calcext:value-type="float">
            <text:p>0.767944870877505</text:p>
          </table:table-cell>
          <table:table-cell table:formula="of:=[.$D$6]/[.$C$6]*[.C9]" office:value-type="float" office:value="23.3333333333333" calcext:value-type="float">
            <text:p>23.3333333333333</text:p>
          </table:table-cell>
          <table:table-cell table:formula="of:=[.C9]^3/2*[.$B$18]*[.$B$17]" office:value-type="float" office:value="8.96716833335841" calcext:value-type="float">
            <text:p>8.96716833335841</text:p>
          </table:table-cell>
          <table:table-cell table:style-name="ce1" office:value-type="float" office:value="1.50671756951" calcext:value-type="float">
            <text:p>1.50671756951</text:p>
          </table:table-cell>
          <table:table-cell table:formula="of:=[.F9]/[.E9]" office:value-type="float" office:value="0.168026015961462" calcext:value-type="float">
            <text:p>0.168026015961462</text:p>
          </table:table-cell>
          <table:table-cell table:style-name="ce1" office:value-type="float" office:value="1.49183528959" calcext:value-type="float">
            <text:p>1.49183528959</text:p>
          </table:table-cell>
          <table:table-cell table:formula="of:=[.H9]/[.E9]" office:value-type="float" office:value="0.166366374994911" calcext:value-type="float">
            <text:p>0.166366374994911</text:p>
          </table:table-cell>
          <table:table-cell table:formula="of:=([.I9]-[.G9])/[.I9]" office:value-type="float" office:value="-0.00997581973281398" calcext:value-type="float">
            <text:p>-0.009975819732814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table:style-name="ce1" office:value-type="float" office:value="0.9" calcext:value-type="float">
            <text:p>0.9</text:p>
          </table:table-cell>
          <table:table-cell/>
          <table:table-cell table:formula="of:=[.$B$2]*[.$B$9]/[.A10]" office:value-type="float" office:value="0.639954059064587" calcext:value-type="float">
            <text:p>0.639954059064587</text:p>
          </table:table-cell>
          <table:table-cell table:formula="of:=[.$D$6]/[.$C$6]*[.C10]" office:value-type="float" office:value="19.4444444444444" calcext:value-type="float">
            <text:p>19.4444444444444</text:p>
          </table:table-cell>
          <table:table-cell table:formula="of:=[.C10]^3/2*[.$B$18]*[.$B$17]" office:value-type="float" office:value="5.18933352624908" calcext:value-type="float">
            <text:p>5.18933352624908</text:p>
          </table:table-cell>
          <table:table-cell table:style-name="ce1" office:value-type="float" office:value="0.2842517898" calcext:value-type="float">
            <text:p>0.2842517898</text:p>
          </table:table-cell>
          <table:table-cell table:formula="of:=[.F10]/[.E10]" office:value-type="float" office:value="0.0547761650628498" calcext:value-type="float">
            <text:p>0.05477616506285</text:p>
          </table:table-cell>
          <table:table-cell table:style-name="ce1" office:value-type="float" office:value="0.278405690676" calcext:value-type="float">
            <text:p>0.278405690676</text:p>
          </table:table-cell>
          <table:table-cell table:formula="of:=[.H10]/[.E10]" office:value-type="float" office:value="0.0536496043793962" calcext:value-type="float">
            <text:p>0.053649604379396</text:p>
          </table:table-cell>
          <table:table-cell table:formula="of:=([.I10]-[.G10])/[.I10]" office:value-type="float" office:value="-0.020998490044528" calcext:value-type="float">
            <text:p>-0.020998490044528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table:formula="of:=[.$B$2]*[.$B$9]/[.A11]" office:value-type="float" office:value="0.575958653158129" calcext:value-type="float">
            <text:p>0.575958653158129</text:p>
          </table:table-cell>
          <table:table-cell table:formula="of:=[.$D$6]/[.$C$6]*[.C11]" office:value-type="float" office:value="17.5" calcext:value-type="float">
            <text:p>17.5</text:p>
          </table:table-cell>
          <table:table-cell table:formula="of:=[.C11]^3/2*[.$B$18]*[.$B$17]" office:value-type="float" office:value="3.78302414063558" calcext:value-type="float">
            <text:p>3.78302414063558</text:p>
          </table:table-cell>
          <table:table-cell table:style-name="ce1" office:value-type="float" office:value="-0.16891080726" calcext:value-type="float">
            <text:p>-0.16891080726</text:p>
          </table:table-cell>
          <table:table-cell table:formula="of:=[.F11]/[.E11]" office:value-type="float" office:value="-0.0446496773429581" calcext:value-type="float">
            <text:p>-0.044649677342958</text:p>
          </table:table-cell>
          <table:table-cell table:style-name="ce1"/>
          <table:table-cell table:number-columns-repeated="6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 table:formula="of:=[.B20]*2*[.B19]" office:value-type="float" office:value="0.0396" calcext:value-type="float">
            <text:p>0.03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table:formula="of:=[.B9]+[.B21]/2" office:value-type="float" office:value="0.09" calcext:value-type="float">
            <text:p>0.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ickness</text:p>
          </table:table-cell>
          <table:table-cell office:value-type="float" office:value="0.22" calcext:value-type="float">
            <text:p>0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ade H</text:p>
          </table:table-cell>
          <table:table-cell office:value-type="float" office:value="0.07" calcext:value-type="float">
            <text:p>0.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 2<text:span text:style-name="T1">nd</text:span></text:p>
          </table:table-cell>
          <table:table-cell table:formula="of:=[.B19]^2*PI()" office:value-type="float" office:value="0.0254469004940773" calcext:value-type="float">
            <text:p>0.025446900494077</text:p>
          </table:table-cell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inlet p tot</text:p>
          </table:table-cell>
          <table:table-cell office:value-type="string" calcext:value-type="string">
            <text:p>outlet p tot</text:p>
          </table:table-cell>
          <table:table-cell office:value-type="string" calcext:value-type="string">
            <text:p>perc p drop</text:p>
          </table:table-cell>
          <table:table-cell table:number-columns-repeated="11"/>
        </table:table-row>
        <table:table-row table:style-name="ro1">
          <table:table-cell table:style-name="ce3" office:value-type="float" office:value="19.9037" calcext:value-type="float">
            <text:p>1.99E+01</text:p>
          </table:table-cell>
          <table:table-cell table:style-name="ce3" office:value-type="float" office:value="14.11677" calcext:value-type="float">
            <text:p>1.41E+01</text:p>
          </table:table-cell>
          <table:table-cell table:formula="of:=([.A27]-[.B27])/[.A27]*100" office:value-type="float" office:value="29.0746444128479" calcext:value-type="float">
            <text:p>29.0746444128479</text:p>
          </table:table-cell>
          <table:table-cell table:number-columns-repeated="11"/>
        </table:table-row>
        <table:table-row table:style-name="ro1">
          <table:table-cell table:style-name="ce3" office:value-type="float" office:value="3.18459" calcext:value-type="float">
            <text:p>3.18E+00</text:p>
          </table:table-cell>
          <table:table-cell table:style-name="ce3" office:value-type="float" office:value="2.163611" calcext:value-type="float">
            <text:p>2.16E+00</text:p>
          </table:table-cell>
          <table:table-cell table:formula="of:=([.A28]-[.B28])/[.A28]*100" office:value-type="float" office:value="32.0599826037261" calcext:value-type="float">
            <text:p>32.0599826037261</text:p>
          </table:table-cell>
          <table:table-cell table:number-columns-repeated="11"/>
        </table:table-row>
        <table:table-row table:style-name="ro1">
          <table:table-cell table:style-name="ce3" office:value-type="float" office:value="1.41537" calcext:value-type="float">
            <text:p>1.42E+00</text:p>
          </table:table-cell>
          <table:table-cell table:style-name="ce3" office:value-type="float" office:value="1.005286" calcext:value-type="float">
            <text:p>1.01E+00</text:p>
          </table:table-cell>
          <table:table-cell table:formula="of:=([.A29]-[.B29])/[.A29]*100" office:value-type="float" office:value="28.9736252711305" calcext:value-type="float">
            <text:p>28.9736252711305</text:p>
          </table:table-cell>
          <table:table-cell table:number-columns-repeated="11"/>
        </table:table-row>
        <table:table-row table:style-name="ro1">
          <table:table-cell table:style-name="ce3" office:value-type="float" office:value="1.10194" calcext:value-type="float">
            <text:p>1.10E+00</text:p>
          </table:table-cell>
          <table:table-cell table:style-name="ce3" office:value-type="float" office:value="0.8072804" calcext:value-type="float">
            <text:p>8.07E-01</text:p>
          </table:table-cell>
          <table:table-cell table:formula="of:=([.A30]-[.B30])/[.A30]*100" office:value-type="float" office:value="26.7400765921919" calcext:value-type="float">
            <text:p>26.7400765921919</text:p>
          </table:table-cell>
          <table:table-cell table:number-columns-repeated="11"/>
        </table:table-row>
        <table:table-row table:style-name="ro1">
          <table:table-cell table:style-name="ce3" office:value-type="float" office:value="0.796148" calcext:value-type="float">
            <text:p>7.96E-01</text:p>
          </table:table-cell>
          <table:table-cell table:style-name="ce3" office:value-type="float" office:value="0.6080367" calcext:value-type="float">
            <text:p>6.08E-01</text:p>
          </table:table-cell>
          <table:table-cell table:formula="of:=([.A31]-[.B31])/[.A31]*100" office:value-type="float" office:value="23.6276797781317" calcext:value-type="float">
            <text:p>23.6276797781317</text:p>
          </table:table-cell>
          <table:table-cell table:number-columns-repeated="11"/>
        </table:table-row>
        <table:table-row table:style-name="ro1">
          <table:table-cell table:style-name="ce3" office:value-type="float" office:value="0.602002" calcext:value-type="float">
            <text:p>6.02E-01</text:p>
          </table:table-cell>
          <table:table-cell table:style-name="ce3" office:value-type="float" office:value="0.4799196" calcext:value-type="float">
            <text:p>4.80E-01</text:p>
          </table:table-cell>
          <table:table-cell table:formula="of:=([.A32]-[.B32])/[.A32]*100" office:value-type="float" office:value="20.2794010651127" calcext:value-type="float">
            <text:p>20.2794010651127</text:p>
          </table:table-cell>
          <table:table-cell table:number-columns-repeated="11"/>
        </table:table-row>
        <table:table-row table:style-name="ro1">
          <table:table-cell table:style-name="ce3" office:value-type="float" office:value="0.509535" calcext:value-type="float">
            <text:p>5.10E-01</text:p>
          </table:table-cell>
          <table:table-cell table:style-name="ce3" office:value-type="float" office:value="0.418555" calcext:value-type="float">
            <text:p>4.19E-01</text:p>
          </table:table-cell>
          <table:table-cell table:formula="of:=([.A33]-[.B33])/[.A33]*100" office:value-type="float" office:value="17.8554956970571" calcext:value-type="float">
            <text:p>17.8554956970571</text:p>
          </table:table-cell>
          <table:table-cell table:number-columns-repeated="11"/>
        </table:table-row>
        <table:table-row table:style-name="ro1">
          <table:table-cell table:style-name="ce3" office:value-type="float" office:value="0.353844" calcext:value-type="float">
            <text:p>3.54E-01</text:p>
          </table:table-cell>
          <table:table-cell table:style-name="ce3" office:value-type="float" office:value="0.3104535" calcext:value-type="float">
            <text:p>3.10E-01</text:p>
          </table:table-cell>
          <table:table-cell table:formula="of:=([.A34]-[.B34])/[.A34]*100" office:value-type="float" office:value="12.2626072506528" calcext:value-type="float">
            <text:p>12.2626072506528</text:p>
          </table:table-cell>
          <table:table-cell table:number-columns-repeated="11"/>
        </table:table-row>
        <table:table-row table:style-name="ro1">
          <table:table-cell table:style-name="ce3" office:value-type="float" office:value="0.245725" calcext:value-type="float">
            <text:p>2.46E-01</text:p>
          </table:table-cell>
          <table:table-cell table:style-name="ce3" office:value-type="float" office:value="0.2314712" calcext:value-type="float">
            <text:p>2.31E-01</text:p>
          </table:table-cell>
          <table:table-cell table:formula="of:=([.A35]-[.B35])/[.A35]*100" office:value-type="float" office:value="5.80071217824805" calcext:value-type="float">
            <text:p>5.80071217824805</text:p>
          </table:table-cell>
          <table:table-cell table:number-columns-repeated="11"/>
        </table:table-row>
        <table:table-row table:style-name="ro1">
          <table:table-cell table:style-name="ce3" office:value-type="float" office:value="0.199037" calcext:value-type="float">
            <text:p>1.99E-01</text:p>
          </table:table-cell>
          <table:table-cell table:style-name="ce3" office:value-type="float" office:value="0.1957784" calcext:value-type="float">
            <text:p>1.96E-01</text:p>
          </table:table-cell>
          <table:table-cell table:formula="of:=([.A36]-[.B36])/[.A36]*100" office:value-type="float" office:value="1.63718303631988" calcext:value-type="float">
            <text:p>1.63718303631988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/00/0000</text:date>, <text:time style:data-style-name="N2" text:time-value="10:04:03.573138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0:53:56.749031373</meta:creation-date>
    <dc:date>2018-06-26T10:35:32.189853302</dc:date>
    <meta:editing-duration>PT7H26M53S</meta:editing-duration>
    <meta:editing-cycles>23</meta:editing-cycles>
    <meta:generator>LibreOffice/6.0.3.2$Linux_X86_64 LibreOffice_project/00m0$Build-2</meta:generator>
    <meta:document-statistic meta:table-count="1" meta:cell-count="1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74cm" xlink:href=".." xlink:type="simple" chart:class="chart:scatter" chart:style-name="ch1">
        <chart:legend svg:x="12.568cm" svg:y="0.986cm" style:legend-expansion="custom" chartooo:width="2.695cm" chartooo:height="1.357cm" style:legend-expansion-aspect-ratio="1.98599852616065" chart:style-name="ch2"/>
        <chart:plot-area chart:style-name="ch3" table:cell-range-address="Sheet1.A1:Sheet1.A11 Sheet1.G1:Sheet1.G11 Sheet1.M1:Sheet1.N1 Sheet1.N1:Sheet1.N9 Sheet1.I1:Sheet1.J11" chart:data-source-has-labels="both" svg:x="0.437cm" svg:y="0.179cm" svg:width="13.513cm" svg:height="8.206cm">
          <chartooo:coordinate-region svg:x="1.27cm" svg:y="0.34cm" svg:width="12.44cm" svg:height="7.886cm"/>
          <chart:axis chart:dimension="x" chart:name="primary-x" chart:style-name="ch4" chartooo:axis-type="auto">
            <chart:categories table:cell-range-address="Sheet1.A1:Sheet1.A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11" chart:label-cell-address="Sheet1.G1:Sheet1.G1" chart:class="chart:scatter">
            <chart:domain table:cell-range-address="Sheet1.A2:Sheet1.A11"/>
            <chart:data-point chart:repeated="10"/>
          </chart:series>
          <chart:series chart:style-name="ch7" chart:values-cell-range-address="Sheet1.N1:Sheet1.N9" chart:label-cell-address="Sheet1.M1:Sheet1.N1" chart:class="chart:scatter">
            <chart:domain table:cell-range-address="Sheet1.M1:Sheet1.M9"/>
            <chart:data-point chart:repeated="9"/>
          </chart:series>
          <chart:series chart:style-name="ch8" chart:values-cell-range-address="Sheet1.J2:Sheet1.J11" chart:label-cell-address="Sheet1.J1:Sheet1.J1" chart:class="chart:scatter">
            <chart:data-point chart:repeated="10"/>
          </chart:series>
          <chart:series chart:style-name="ch9" chart:values-cell-range-address="Sheet1.I2:Sheet1.I11" chart:label-cell-address="Sheet1.I1:Sheet1.I1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</text:p>
                <draw:g>
                  <svg:desc>Sheet1.G1:Sheet1.G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BSR exp</text:p>
                <text:list>
                  <text:list-item>
                    <text:p>BSR</text:p>
                  </text:list-item>
                  <text:list-item>
                    <text:p>exp</text:p>
                  </text:list-item>
                </text:list>
                <draw:g>
                  <svg:desc>Sheet1.M1:Sheet1.N1</svg:desc>
                </draw:g>
              </table:table-cell>
              <table:table-cell office:value-type="string">
                <text:p>Difference</text:p>
                <draw:g>
                  <svg:desc>Sheet1.J1:Sheet1.J1</svg:desc>
                </draw:g>
              </table:table-cell>
              <table:table-cell office:value-type="string">
                <text:p>Cp 120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R</text:p>
                <draw:g>
                  <svg:desc>Sheet1.A1:Sheet1.A1</svg:desc>
                </draw:g>
              </table:table-cell>
              <table:table-cell office:value-type="float" office:value="0.1">
                <text:p>0.1</text:p>
                <draw:g>
                  <svg:desc>Sheet1.A2:Sheet1.A11</svg:desc>
                </draw:g>
              </table:table-cell>
              <table:table-cell office:value-type="float" office:value="0.0611441240856417">
                <text:p>0.0611441240856417</text:p>
                <draw:g>
                  <svg:desc>Sheet1.G2:Sheet1.G11</svg:desc>
                </draw:g>
              </table:table-cell>
              <table:table-cell office:value-type="float" office:value="NaN">
                <text:p>NaN</text:p>
                <draw:g>
                  <svg:desc>Sheet1.M1:Sheet1.M9</svg:desc>
                </draw:g>
              </table:table-cell>
              <table:table-cell office:value-type="float" office:value="NaN">
                <text:p>NaN</text:p>
                <draw:g>
                  <svg:desc>Sheet1.N1:Sheet1.N9</svg:desc>
                </draw:g>
              </table:table-cell>
              <table:table-cell office:value-type="float" office:value="0.0191130473648438">
                <text:p>0.0191130473648438</text:p>
                <draw:g>
                  <svg:desc>Sheet1.J2:Sheet1.J11</svg:desc>
                </draw:g>
              </table:table-cell>
              <table:table-cell office:value-type="float" office:value="0.062335546335261">
                <text:p>0.062335546335261</text:p>
                <draw:g>
                  <svg:desc>Sheet1.I2:Sheet1.I11</svg:desc>
                </draw:g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0.184967971904153">
                <text:p>0.184967971904153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0.0244605728426395">
                <text:p>0.0244605728426395</text:p>
              </table:table-cell>
              <table:table-cell office:value-type="float" office:value="0.189605839348937">
                <text:p>0.189605839348937</text:p>
              </table:table-cell>
            </table:table-row>
            <table:table-row>
              <table:table-cell office:value-type="string"/>
              <table:table-cell office:value-type="float" office:value="0.375">
                <text:p>0.375</text:p>
              </table:table-cell>
              <table:table-cell office:value-type="float" office:value="0.233869617963564">
                <text:p>0.233869617963564</text:p>
              </table:table-cell>
              <table:table-cell office:value-type="float" office:value="0.3">
                <text:p>0.3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5">
                <text:p>0.425</text:p>
              </table:table-cell>
              <table:table-cell office:value-type="float" office:value="0.250817962972807">
                <text:p>0.250817962972807</text:p>
              </table:table-cell>
              <table:table-cell office:value-type="float" office:value="0.4">
                <text:p>0.4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0.262038703735235">
                <text:p>0.26203870373523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00306875328828331">
                <text:p>0.00306875328828331</text:p>
              </table:table-cell>
              <table:table-cell office:value-type="float" office:value="0.262845311148131">
                <text:p>0.262845311148131</text:p>
              </table:table-cell>
            </table:table-row>
            <table:table-row>
              <table:table-cell office:value-type="string"/>
              <table:table-cell office:value-type="float" office:value="0.575">
                <text:p>0.575</text:p>
              </table:table-cell>
              <table:table-cell office:value-type="float" office:value="0.247896847982384">
                <text:p>0.247896847982384</text:p>
              </table:table-cell>
              <table:table-cell office:value-type="float" office:value="0.6">
                <text:p>0.6</text:p>
              </table:table-cell>
              <table:table-cell office:value-type="float" office:value="0.47">
                <text:p>0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25">
                <text:p>0.625</text:p>
              </table:table-cell>
              <table:table-cell office:value-type="float" office:value="0.231421550329566">
                <text:p>0.231421550329566</text:p>
              </table:table-cell>
              <table:table-cell office:value-type="float" office:value="0.7">
                <text:p>0.7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5">
                <text:p>0.75</text:p>
              </table:table-cell>
              <table:table-cell office:value-type="float" office:value="0.168026015961462">
                <text:p>0.168026015961462</text:p>
              </table:table-cell>
              <table:table-cell office:value-type="float" office:value="0.8">
                <text:p>0.8</text:p>
              </table:table-cell>
              <table:table-cell office:value-type="float" office:value="0.24">
                <text:p>0.24</text:p>
              </table:table-cell>
              <table:table-cell office:value-type="float" office:value="-0.00997581973281398">
                <text:p>-0.00997581973281398</text:p>
              </table:table-cell>
              <table:table-cell office:value-type="float" office:value="0.166366374994911">
                <text:p>0.166366374994911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0.0547761650628498">
                <text:p>0.0547761650628498</text:p>
              </table:table-cell>
              <table:table-cell office:value-type="float" office:value="0.9">
                <text:p>0.9</text:p>
              </table:table-cell>
              <table:table-cell office:value-type="float" office:value="0.11">
                <text:p>0.11</text:p>
              </table:table-cell>
              <table:table-cell office:value-type="float" office:value="-0.020998490044528">
                <text:p>-0.020998490044528</text:p>
              </table:table-cell>
              <table:table-cell office:value-type="float" office:value="0.0536496043793962">
                <text:p>0.0536496043793962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-0.0446496773429581">
                <text:p>-0.0446496773429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1cm" xlink:href=".." xlink:type="simple" chart:class="chart:scatter" chart:style-name="ch1">
        <chart:legend chart:legend-position="end" svg:x="13.946cm" svg:y="4.245cm" style:legend-expansion="high" chart:style-name="ch2"/>
        <chart:plot-area chart:style-name="ch3" table:cell-range-address="Sheet1.A1:Sheet1.A11 Sheet1.C27:Sheet1.C36" chart:data-source-has-labels="row" svg:x="0.743cm" svg:y="0.41cm" svg:width="13.102cm" svg:height="8.645cm">
          <chartooo:coordinate-region svg:x="1.364cm" svg:y="0.57cm" svg:width="12.388cm" svg:height="7.9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7:Sheet1.C36" chart:label-cell-address="Sheet1.A1:Sheet1.A1" chart:class="chart:scatter">
            <chart:domain table:cell-range-address="Sheet1.A1:Sheet1.A11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SR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11</svg:desc>
                </draw:g>
              </table:table-cell>
              <table:table-cell office:value-type="float" office:value="29.0746444128479">
                <text:p>29.0746444128479</text:p>
                <draw:g>
                  <svg:desc>Sheet1.C27:Sheet1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32.0599826037261">
                <text:p>32.05998260372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28.9736252711305">
                <text:p>28.9736252711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5">
                <text:p>0.375</text:p>
              </table:table-cell>
              <table:table-cell office:value-type="float" office:value="26.7400765921919">
                <text:p>26.74007659219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5">
                <text:p>0.425</text:p>
              </table:table-cell>
              <table:table-cell office:value-type="float" office:value="23.6276797781317">
                <text:p>23.6276797781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0.2794010651127">
                <text:p>20.27940106511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75">
                <text:p>0.575</text:p>
              </table:table-cell>
              <table:table-cell office:value-type="float" office:value="17.8554956970571">
                <text:p>17.8554956970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5">
                <text:p>0.625</text:p>
              </table:table-cell>
              <table:table-cell office:value-type="float" office:value="12.2626072506528">
                <text:p>12.2626072506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5">
                <text:p>0.75</text:p>
              </table:table-cell>
              <table:table-cell office:value-type="float" office:value="5.80071217824805">
                <text:p>5.80071217824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.63718303631988">
                <text:p>1.63718303631988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